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2">
      <style:paragraph-properties fo:line-height="115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15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4">
      <style:paragraph-properties fo:line-height="9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9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9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90%" fo:text-align="left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5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Times New Roman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1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0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5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3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center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15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1">
      <style:paragraph-properties fo:line-height="100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5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0">
      <style:paragraph-properties fo:line-height="115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3">
      <style:paragraph-properties fo:line-height="115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5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0556in" style:font-size-asian="0.30556in" style:font-size-complex="0.305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15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9">
      <style:paragraph-properties fo:line-height="115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3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15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bg" fo:country="BG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5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15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15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15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7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9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15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15%" fo:text-align="center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15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15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6">
      <style:paragraph-properties fo:line-height="100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8">
      <style:paragraph-properties fo:line-height="9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6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0">
      <style:paragraph-properties fo:line-height="115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15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15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6">
      <style:paragraph-properties fo:line-height="9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9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9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8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0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8">
      <style:paragraph-properties fo:line-height="100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0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1">
      <style:paragraph-properties fo:line-height="90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4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0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0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15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5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4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90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9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6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0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89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8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8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7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5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8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62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4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2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94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21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8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6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9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4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85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76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5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4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4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90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9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8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9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8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634">
      <text:list-level-style-bullet text:level="1" text:bullet-char="-">
        <style:list-level-properties text:space-before="0in" text:min-label-width="0.375in"/>
        <style:text-properties fo:font-size="100%"/>
      </text:list-level-style-bullet>
      <text:list-level-style-bullet text:level="2" text:bullet-char="-">
        <style:list-level-properties text:space-before="0.4375in" text:min-label-width="0.375in"/>
        <style:text-properties fo:font-size="100%"/>
      </text:list-level-style-bullet>
      <text:list-level-style-bullet text:level="3" text:bullet-char="-">
        <style:list-level-properties text:space-before="0.875in" text:min-label-width="0.375in"/>
        <style:text-properties fo:font-size="100%"/>
      </text:list-level-style-bullet>
      <text:list-level-style-bullet text:level="4" text:bullet-char="-">
        <style:list-level-properties text:space-before="1.375in" text:min-label-width="0.375in"/>
        <style:text-properties fo:font-size="100%"/>
      </text:list-level-style-bullet>
      <text:list-level-style-bullet text:level="5" text:bullet-char="-">
        <style:list-level-properties text:space-before="1.875in" text:min-label-width="0.375in"/>
        <style:text-properties fo:font-size="100%"/>
      </text:list-level-style-bullet>
      <text:list-level-style-bullet text:level="6" text:bullet-char="-">
        <style:list-level-properties text:space-before="2.125in" text:min-label-width="0.375in"/>
        <style:text-properties fo:font-size="100%"/>
      </text:list-level-style-bullet>
      <text:list-level-style-bullet text:level="7" text:bullet-char="-">
        <style:list-level-properties text:space-before="2.625in" text:min-label-width="0.375in"/>
        <style:text-properties fo:font-size="100%"/>
      </text:list-level-style-bullet>
      <text:list-level-style-bullet text:level="8" text:bullet-char="-">
        <style:list-level-properties text:space-before="3.125in" text:min-label-width="0.375in"/>
        <style:text-properties fo:font-size="100%"/>
      </text:list-level-style-bullet>
      <text:list-level-style-bullet text:level="9" text:bullet-char="-">
        <style:list-level-properties text:space-before="3.625in" text:min-label-width="0.375in"/>
        <style:text-properties fo:font-size="100%"/>
      </text:list-level-style-bullet>
    </text:list-style>
    <text:list-style style:name="a9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7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81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639">
      <text:list-level-style-bullet text:level="1" text:bullet-char="-">
        <style:list-level-properties text:space-before="0in" text:min-label-width="0.375in"/>
        <style:text-properties fo:font-size="100%"/>
      </text:list-level-style-bullet>
      <text:list-level-style-bullet text:level="2" text:bullet-char="-">
        <style:list-level-properties text:space-before="0.4375in" text:min-label-width="0.375in"/>
        <style:text-properties fo:font-size="100%"/>
      </text:list-level-style-bullet>
      <text:list-level-style-bullet text:level="3" text:bullet-char="-">
        <style:list-level-properties text:space-before="0.875in" text:min-label-width="0.375in"/>
        <style:text-properties fo:font-size="100%"/>
      </text:list-level-style-bullet>
      <text:list-level-style-bullet text:level="4" text:bullet-char="-">
        <style:list-level-properties text:space-before="1.375in" text:min-label-width="0.375in"/>
        <style:text-properties fo:font-size="100%"/>
      </text:list-level-style-bullet>
      <text:list-level-style-bullet text:level="5" text:bullet-char="-">
        <style:list-level-properties text:space-before="1.875in" text:min-label-width="0.375in"/>
        <style:text-properties fo:font-size="100%"/>
      </text:list-level-style-bullet>
      <text:list-level-style-bullet text:level="6" text:bullet-char="-">
        <style:list-level-properties text:space-before="2.125in" text:min-label-width="0.375in"/>
        <style:text-properties fo:font-size="100%"/>
      </text:list-level-style-bullet>
      <text:list-level-style-bullet text:level="7" text:bullet-char="-">
        <style:list-level-properties text:space-before="2.625in" text:min-label-width="0.375in"/>
        <style:text-properties fo:font-size="100%"/>
      </text:list-level-style-bullet>
      <text:list-level-style-bullet text:level="8" text:bullet-char="-">
        <style:list-level-properties text:space-before="3.125in" text:min-label-width="0.375in"/>
        <style:text-properties fo:font-size="100%"/>
      </text:list-level-style-bullet>
      <text:list-level-style-bullet text:level="9" text:bullet-char="-">
        <style:list-level-properties text:space-before="3.625in" text:min-label-width="0.375in"/>
        <style:text-properties fo:font-size="100%"/>
      </text:list-level-style-bullet>
    </text:list-style>
    <text:list-style style:name="a4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5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10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7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113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5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86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13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59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86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50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10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10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118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0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82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55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0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9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82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23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23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0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6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7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96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8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7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69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119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51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9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4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9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47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47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8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5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3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9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88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24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88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15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7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70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7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120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11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5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7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3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5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3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8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66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5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3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10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125in"/>
      </text:list-level-style-number>
      <text:list-level-style-number text:level="7" style:num-format="">
        <style:list-level-properties text:space-before="2.625in"/>
      </text:list-level-style-number>
      <text:list-level-style-number text:level="8" style:num-format="">
        <style:list-level-properties text:space-before="3.125in"/>
      </text:list-level-style-number>
      <text:list-level-style-number text:level="9" style:num-format="">
        <style:list-level-properties text:space-before="3.625in"/>
      </text:list-level-style-number>
    </text:list-style>
    <text:list-style style:name="a11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70" draw:master-page-name="Master1-Layout1-title-Title-Slide" presentation:presentation-page-layout-name="Master1-PPL1" draw:id="Slide-256">
        <draw:frame draw:id="id67" presentation:style-name="a378" draw:name="Title 1" svg:x="0.75in" svg:y="2.32986in" svg:width="8.5in" svg:height="1.60764in" presentation:class="title" presentation:placeholder="false">
          <draw:text-box>
            <text:p text:style-name="a377" text:class-names="" text:cond-style-name=""><text:span text:style-name="a371" text:class-names=""><text:line-break/></text:span><text:span text:style-name="a372" text:class-names="">ЛЕКЦИЯ 10</text:span><text:span text:style-name="a373" text:class-names=""><text:line-break/></text:span><text:span text:style-name="a374" text:class-names="">ДОГОВОР</text:span><text:span text:style-name="a375" text:class-names=""><text:line-break/></text:span><text:span text:style-name="a376" text:class-names=""/></text:p>
          </draw:text-box>
          <svg:title/>
          <svg:desc/>
        </draw:frame>
        <draw:frame draw:id="id68" presentation:style-name="a381" draw:name="Subtitle 2" svg:x="1.5in" svg:y="4.25in" svg:width="7in" svg:height="1.91667in" presentation:class="subtitle" presentation:placeholder="false">
          <draw:text-box>
            <text:p text:style-name="a380" text:class-names="" text:cond-style-name=""><text:span text:style-name="a379" text:class-names="">Доц. д-р Невяна Кънева</text:span></text:p>
          </draw:text-box>
          <svg:title/>
          <svg:desc/>
        </draw:frame>
      </draw:page>
      <draw:page draw:name="Slide2" draw:style-name="a382" draw:master-page-name="Master1-Layout2-obj-Title-and-Content" presentation:presentation-page-layout-name="Master1-PPL2" draw:id="Slide-257">
        <draw:frame draw:id="id69" presentation:style-name="a385" draw:name="Title 1" svg:x="0.5in" svg:y="0.30035in" svg:width="9in" svg:height="1.25in" presentation:class="title" presentation:placeholder="false">
          <draw:text-box>
            <text:p text:style-name="a384" text:class-names="" text:cond-style-name=""><text:span text:style-name="a383" text:class-names="">Основни теми</text:span></text:p>
          </draw:text-box>
          <svg:title/>
          <svg:desc/>
        </draw:frame>
        <draw:frame draw:id="id70" presentation:style-name="a407" draw:name="Content Placeholder 2" svg:x="0.5in" svg:y="1.75in" svg:width="9in" svg:height="4.94965in" presentation:class="outline" presentation:placeholder="false">
          <draw:text-box>
            <text:list text:style-name="a388">
              <text:list-item>
                <text:p text:style-name="a387" text:class-names="" text:cond-style-name=""><text:span text:style-name="a386" text:class-names=""/></text:p>
              </text:list-item>
            </text:list>
            <text:list text:style-name="a391">
              <text:list-item>
                <text:p text:style-name="a390" text:class-names="" text:cond-style-name=""><text:span text:style-name="a389" text:class-names="">І. Понятие и видове договори</text:span></text:p>
              </text:list-item>
            </text:list>
            <text:list text:style-name="a394">
              <text:list-item>
                <text:p text:style-name="a393" text:class-names="" text:cond-style-name=""><text:span text:style-name="a392" text:class-names=""/></text:p>
              </text:list-item>
            </text:list>
            <text:list text:style-name="a397">
              <text:list-item>
                <text:p text:style-name="a396" text:class-names="" text:cond-style-name=""><text:span text:style-name="a395" text:class-names="">ІІ.Сключване на договора</text:span></text:p>
              </text:list-item>
            </text:list>
            <text:list text:style-name="a400">
              <text:list-item>
                <text:p text:style-name="a399" text:class-names="" text:cond-style-name=""><text:span text:style-name="a398" text:class-names=""/></text:p>
              </text:list-item>
            </text:list>
            <text:list text:style-name="a403">
              <text:list-item>
                <text:p text:style-name="a402" text:class-names="" text:cond-style-name=""><text:span text:style-name="a401" text:class-names="">ІІІ.Изпълнение на договора</text:span></text:p>
              </text:list-item>
            </text:list>
            <text:list text:style-name="a406">
              <text:list-item>
                <text:p text:style-name="a405" text:class-names="" text:cond-style-name=""><text:span text:style-name="a404" text:class-names=""/></text:p>
              </text:list-item>
            </text:list>
          </draw:text-box>
          <svg:title/>
          <svg:desc/>
        </draw:frame>
      </draw:page>
      <draw:page draw:name="Slide3" draw:style-name="a408" draw:master-page-name="Master1-Layout2-obj-Title-and-Content" presentation:presentation-page-layout-name="Master1-PPL2" draw:id="Slide-258">
        <draw:frame draw:id="id71" presentation:style-name="a412" draw:name="Title 1" svg:x="0.5in" svg:y="0.30035in" svg:width="9in" svg:height="1.25in" presentation:class="title" presentation:placeholder="false">
          <draw:text-box>
            <text:p text:style-name="a411" text:class-names="" text:cond-style-name=""><text:span text:style-name="a409" text:class-names=""><text:line-break/>І. Понятие и видове договори<text:line-break/></text:span><text:span text:style-name="a410" text:class-names=""/></text:p>
          </draw:text-box>
          <svg:title/>
          <svg:desc/>
        </draw:frame>
        <draw:frame draw:id="id72" presentation:style-name="a475" draw:name="Content Placeholder 2" svg:x="0.5in" svg:y="1.75in" svg:width="9in" svg:height="4.94965in" presentation:class="outline" presentation:placeholder="false">
          <draw:text-box>
            <text:list text:style-name="a415">
              <text:list-item>
                <text:p text:style-name="a414" text:class-names="" text:cond-style-name=""><text:span text:style-name="a413" text:class-names=""/></text:p>
              </text:list-item>
            </text:list>
            <text:list text:style-name="a423">
              <text:list-item>
                <text:p text:style-name="a422" text:class-names="" text:cond-style-name=""><text:span text:style-name="a416" text:class-names="">Договорът</text:span><text:span text:style-name="a417" text:class-names=""><text:s text:c="1"/></text:span><text:span text:style-name="a418" text:class-names="">е<text:s text:c="1"/></text:span><text:span text:style-name="a419" text:class-names="">съглашение между две или повече лица, за да се създаде, уреди или унищожи една правна връзка между тях</text:span><text:span text:style-name="a420" text:class-names="">.</text:span><text:span text:style-name="a421" text:class-names=""/></text:p>
              </text:list-item>
            </text:list>
            <text:list text:style-name="a426">
              <text:list-item>
                <text:p text:style-name="a425" text:class-names="" text:cond-style-name=""><text:span text:style-name="a424" text:class-names=""/></text:p>
              </text:list-item>
            </text:list>
            <text:list text:style-name="a429">
              <text:list-item>
                <text:p text:style-name="a428" text:class-names="" text:cond-style-name=""><text:span text:style-name="a427" text:class-names="">Правна характеристика на договора:</text:span></text:p>
              </text:list-item>
            </text:list>
            <text:list text:style-name="a445">
              <text:list-item>
                <text:p text:style-name="a444" text:class-names="" text:cond-style-name=""><text:span text:style-name="a430" text:class-names="">двустранна</text:span><text:span text:style-name="a431" text:class-names=""><text:s text:c="1"/>или<text:s text:c="1"/></text:span><text:span text:style-name="a432" text:class-names="">многостранна</text:span><text:span text:style-name="a433" text:class-names=""><text:s text:c="1"/>сделка,<text:s text:c="1"/></text:span><text:span text:style-name="a434" text:class-names="">която</text:span><text:span text:style-name="a435" text:class-names=""><text:s text:c="1"/></text:span><text:span text:style-name="a436" text:class-names="">съдържа</text:span><text:span text:style-name="a437" text:class-names=""><text:s text:c="1"/></text:span><text:span text:style-name="a438" text:class-names="">съвпадащите</text:span><text:span text:style-name="a439" text:class-names=""><text:s text:c="1"/></text:span><text:span text:style-name="a440" text:class-names="">волеизявления</text:span><text:span text:style-name="a441" text:class-names=""><text:s text:c="1"/>на<text:s text:c="1"/></text:span><text:span text:style-name="a442" text:class-names="">страните</text:span><text:span text:style-name="a443" text:class-names=""/></text:p>
              </text:list-item>
            </text:list>
            <text:list text:style-name="a457">
              <text:list-item>
                <text:p text:style-name="a456" text:class-names="" text:cond-style-name=""><text:span text:style-name="a446" text:class-names="">като</text:span><text:span text:style-name="a447" text:class-names=""><text:s text:c="1"/>ЮФ<text:s text:c="1"/></text:span><text:span text:style-name="a448" text:class-names="">договорът</text:span><text:span text:style-name="a449" text:class-names=""><text:s text:c="1"/>е правомерно<text:s text:c="1"/></text:span><text:span text:style-name="a450" text:class-names="">правно</text:span><text:span text:style-name="a451" text:class-names=""><text:s text:c="1"/>действие,<text:s text:c="1"/></text:span><text:span text:style-name="a452" text:class-names="">което</text:span><text:span text:style-name="a453" text:class-names=""><text:s text:c="1"/>е основание за<text:s text:c="1"/></text:span><text:span text:style-name="a454" text:class-names="">възникване</text:span><text:span text:style-name="a455" text:class-names=""><text:s text:c="1"/>на ОПО</text:span></text:p>
              </text:list-item>
            </text:list>
            <text:list text:style-name="a471">
              <text:list-item>
                <text:p text:style-name="a470" text:class-names="" text:cond-style-name=""><text:span text:style-name="a458" text:class-names="">договорът</text:span><text:span text:style-name="a459" text:class-names=""><text:s text:c="1"/>е<text:s text:c="1"/></text:span><text:span text:style-name="a460" text:class-names="">правна</text:span><text:span text:style-name="a461" text:class-names=""><text:s text:c="1"/>форма на<text:s text:c="1"/></text:span><text:span text:style-name="a462" text:class-names="">имуществените</text:span><text:span text:style-name="a463" text:class-names=""><text:s text:c="1"/>и<text:s text:c="1"/></text:span><text:span text:style-name="a464" text:class-names="">неимуществени</text:span><text:span text:style-name="a465" text:class-names=""><text:s text:c="1"/>отношения между<text:s text:c="1"/></text:span><text:span text:style-name="a466" text:class-names="">равнопоставени</text:span><text:span text:style-name="a467" text:class-names=""><text:s text:c="1"/></text:span><text:span text:style-name="a468" text:class-names="">субекти</text:span><text:span text:style-name="a469" text:class-names=""/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/></text:p>
              </text:list-item>
            </text:list>
          </draw:text-box>
          <svg:title/>
          <svg:desc/>
        </draw:frame>
      </draw:page>
      <draw:page draw:name="Slide9" draw:style-name="a476" draw:master-page-name="Master1-Layout2-obj-Title-and-Content" presentation:presentation-page-layout-name="Master1-PPL2" draw:id="Slide-264">
        <draw:frame draw:id="id73" presentation:style-name="a482" draw:name="Title 1" svg:x="0.5in" svg:y="0.30035in" svg:width="9in" svg:height="1.25in" presentation:class="title" presentation:placeholder="false">
          <draw:text-box>
            <text:p text:style-name="a481" text:class-names="" text:cond-style-name=""><text:span text:style-name="a477" text:class-names=""><text:line-break/>І. Понятие и<text:s text:c="1"/></text:span><text:span text:style-name="a478" text:class-names="">видове</text:span><text:span text:style-name="a479" text:class-names=""><text:s text:c="1"/>договори<text:line-break/></text:span><text:span text:style-name="a480" text:class-names=""/></text:p>
          </draw:text-box>
          <svg:title/>
          <svg:desc/>
        </draw:frame>
        <draw:frame draw:id="id74" presentation:style-name="a552" draw:name="Content Placeholder 2" svg:x="0.5in" svg:y="1.75in" svg:width="9in" svg:height="4.94965in" presentation:class="outline" presentation:placeholder="false">
          <draw:text-box>
            <text:list text:style-name="a486">
              <text:list-item>
                <text:p text:style-name="a485" text:class-names="" text:cond-style-name=""><text:span text:style-name="a483" text:class-names="">Елементи</text:span><text:span text:style-name="a484" text:class-names=""><text:s text:c="1"/>на договора:</text:span></text:p>
              </text:list-item>
            </text:list>
            <text:list text:style-name="a493">
              <text:list-item>
                <text:p text:style-name="a492" text:class-names="" text:cond-style-name=""><text:span text:style-name="a487" text:class-names="">страни</text:span><text:span text:style-name="a488" text:class-names=""><text:s text:c="1"/></text:span><text:span text:style-name="a489" text:class-names="">(</text:span><text:span text:style-name="a490" text:class-names="">съконтрагенти</text:span><text:span text:style-name="a491" text:class-names="">) ФЛ или ЮЛ</text:span></text:p>
              </text:list-item>
            </text:list>
            <text:list text:style-name="a505">
              <text:list-item>
                <text:p text:style-name="a504" text:class-names="" text:cond-style-name=""><text:span text:style-name="a494" text:class-names="">с</text:span><text:span text:style-name="a495" text:class-names="">ъгласие</text:span><text:span text:style-name="a496" text:class-names=""><text:s text:c="1"/></text:span><text:span text:style-name="a497" text:class-names="">-<text:s text:c="1"/></text:span><text:span text:style-name="a498" text:class-names="">съвпадащите</text:span><text:span text:style-name="a499" text:class-names=""><text:s text:c="1"/></text:span><text:span text:style-name="a500" text:class-names="">волеизявления</text:span><text:span text:style-name="a501" text:class-names=""><text:s text:c="1"/>на<text:s text:c="1"/></text:span><text:span text:style-name="a502" text:class-names="">страните</text:span><text:span text:style-name="a503" text:class-names="">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06" text:class-names="">предмет на договора<text:s text:c="1"/></text:span><text:span text:style-name="a507" text:class-names="">-<text:s text:c="1"/></text:span><text:span text:style-name="a508" text:class-names="">дължимата</text:span><text:span text:style-name="a509" text:class-names=""><text:s text:c="1"/>престация (</text:span><text:span text:style-name="a510" text:class-names="">това</text:span><text:span text:style-name="a511" text:class-names="">,<text:s text:c="1"/></text:span><text:span text:style-name="a512" text:class-names="">което</text:span><text:span text:style-name="a513" text:class-names=""><text:s text:c="1"/></text:span><text:span text:style-name="a514" text:class-names="">получават</text:span><text:span text:style-name="a515" text:class-names=""><text:s text:c="1"/></text:span><text:span text:style-name="a516" text:class-names="">страните</text:span><text:span text:style-name="a517" text:class-names="">)</text:span></text:p>
              </text:list-item>
            </text:list>
            <text:list text:style-name="a531">
              <text:list-item>
                <text:p text:style-name="a530" text:class-names="" text:cond-style-name=""><text:span text:style-name="a520" text:class-names="">Действие на договора<text:s text:c="1"/></text:span><text:span text:style-name="a521" text:class-names=""><text:s text:c="1"/></text:span><text:span text:style-name="a522" text:class-names="">поражда</text:span><text:span text:style-name="a523" text:class-names=""><text:s text:c="1"/>действия между<text:s text:c="1"/></text:span><text:span text:style-name="a524" text:class-names="">страните</text:span><text:span text:style-name="a525" text:class-names="">, а<text:s text:c="1"/></text:span><text:span text:style-name="a526" text:class-names="">спрямо</text:span><text:span text:style-name="a527" text:class-names=""><text:s text:c="1"/>трети лица - само в<text:s text:c="1"/></text:span><text:span text:style-name="a528" text:class-names="">предвидените</text:span><text:span text:style-name="a529" text:class-names=""><text:s text:c="1"/>в закона случаи.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Форма на договора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35" text:class-names="">Писмената</text:span><text:span text:style-name="a536" text:class-names=""><text:s text:c="1"/>форма е условие за<text:s text:c="1"/></text:span><text:span text:style-name="a537" text:class-names="">действителност</text:span><text:span text:style-name="a538" text:class-names=""><text:s text:c="1"/>на договора,<text:s text:c="1"/></text:span><text:span text:style-name="a539" text:class-names="">когато</text:span><text:span text:style-name="a540" text:class-names=""><text:s text:c="1"/>е предписана от закона. В<text:s text:c="1"/></text:span><text:span text:style-name="a541" text:class-names="">останалите</text:span><text:span text:style-name="a542" text:class-names=""><text:s text:c="1"/>случаи договорите<text:s text:c="1"/></text:span><text:span text:style-name="a543" text:class-names="">са</text:span><text:span text:style-name="a544" text:class-names=""><text:s text:c="1"/></text:span><text:span text:style-name="a545" text:class-names="">неформални</text:span><text:span text:style-name="a546" text:class-names="">.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/></text:p>
              </text:list-item>
            </text:list>
          </draw:text-box>
          <svg:title/>
          <svg:desc/>
        </draw:frame>
      </draw:page>
      <draw:page draw:name="Slide4" draw:style-name="a553" draw:master-page-name="Master1-Layout2-obj-Title-and-Content" presentation:presentation-page-layout-name="Master1-PPL2" draw:id="Slide-259">
        <draw:frame draw:id="id75" presentation:style-name="a557" draw:name="Title 1" svg:x="0.5in" svg:y="0.30035in" svg:width="9in" svg:height="1.25in" presentation:class="title" presentation:placeholder="false">
          <draw:text-box>
            <text:p text:style-name="a556" text:class-names="" text:cond-style-name=""><text:span text:style-name="a554" text:class-names="">І. Понятие и видове договори</text:span><text:span text:style-name="a555" text:class-names=""/></text:p>
          </draw:text-box>
          <svg:title/>
          <svg:desc/>
        </draw:frame>
        <draw:frame draw:id="id76" presentation:style-name="a595" draw:name="Content Placeholder 2" svg:x="0.5in" svg:y="1.75in" svg:width="9in" svg:height="4.94965in" presentation:class="outline" presentation:placeholder="false">
          <draw:text-box>
            <text:list text:style-name="a560">
              <text:list-item>
                <text:p text:style-name="a559" text:class-names="" text:cond-style-name=""><text:span text:style-name="a558" text:class-names="">Според това за кого договорът предвижда задължения: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едностранни <text:s text:c="46"/>двустранни</text:span></text:p>
              </text:list-item>
            </text:list>
            <text:list text:style-name="a567">
              <text:list-item>
                <text:p text:style-name="a566" text:class-names="" text:cond-style-name=""><text:span text:style-name="a564" text:class-names="">Според това дали договорът предоставя или не имотна облага :</text:span><text:span text:style-name="a565" text:class-names=""/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>безвъзмездни <text:s text:c="45"/>възмездни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1" text:class-names="">Според това дали ФС на сделката включва само волеизявление</text:span><text:span text:style-name="a572" text:class-names=""><text:s text:c="1"/></text:span><text:span text:style-name="a573" text:class-names="">или предвижда и др. елементи:</text:span></text:p>
              </text:list-item>
            </text:list>
            <text:list text:style-name="a579">
              <text:list-item>
                <text:p text:style-name="a578" text:class-names="" text:cond-style-name=""><text:span text:style-name="a576" text:class-names="">консенсуални</text:span><text:span text:style-name="a577" text:class-names=""><text:s text:c="47"/>реални</text:span></text:p>
              </text:list-item>
            </text:list>
            <text:list text:style-name="a583">
              <text:list-item>
                <text:p text:style-name="a582" text:class-names="" text:cond-style-name=""><text:span text:style-name="a580" text:class-names="">Според това дали законът изисква с оглед валидността на договора определен ред за изразяване на волеизявлението:</text:span><text:span text:style-name="a581" text:class-names=""/></text:p>
              </text:list-item>
            </text:list>
            <text:list text:style-name="a588">
              <text:list-item>
                <text:p text:style-name="a587" text:class-names="" text:cond-style-name=""><text:span text:style-name="a584" text:class-names=""><text:s text:c="17"/></text:span><text:span text:style-name="a585" text:class-names="">формални <text:s text:c="41"/>неформални</text:span><text:span text:style-name="a586" text:class-names=""/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/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/></text:p>
              </text:list-item>
            </text:list>
          </draw:text-box>
          <svg:title/>
          <svg:desc/>
        </draw:frame>
      </draw:page>
      <draw:page draw:name="Slide5" draw:style-name="a596" draw:master-page-name="Master1-Layout2-obj-Title-and-Content" presentation:presentation-page-layout-name="Master1-PPL2" draw:id="Slide-260">
        <draw:frame draw:id="id77" presentation:style-name="a600" draw:name="Title 1" svg:x="0.5in" svg:y="0.30035in" svg:width="9in" svg:height="1.00843in" presentation:class="title" presentation:placeholder="false">
          <draw:text-box>
            <text:p text:style-name="a599" text:class-names="" text:cond-style-name=""><text:span text:style-name="a597" text:class-names=""><text:line-break/>ІІ.Сключване на договора<text:line-break/></text:span><text:span text:style-name="a598" text:class-names=""/></text:p>
          </draw:text-box>
          <svg:title/>
          <svg:desc/>
        </draw:frame>
        <draw:frame draw:id="id78" presentation:style-name="a706" draw:name="Content Placeholder 2" svg:x="0.5in" svg:y="1.30878in" svg:width="9in" svg:height="5.39087in" presentation:class="outline" presentation:placeholder="false">
          <draw:text-box>
            <text:list text:style-name="a623">
              <text:list-item>
                <text:p text:style-name="a622" text:class-names="" text:cond-style-name=""><text:span text:style-name="a601" text:class-names="">Предложение</text:span><text:span text:style-name="a602" text:class-names="">:<text:s text:c="1"/></text:span><text:span text:style-name="a603" text:class-names="">едностранно</text:span><text:span text:style-name="a604" text:class-names=""><text:s text:c="1"/></text:span><text:span text:style-name="a605" text:class-names="">волеизявление</text:span><text:span text:style-name="a606" text:class-names="">,<text:s text:c="1"/></text:span><text:span text:style-name="a607" text:class-names="">отправено</text:span><text:span text:style-name="a608" text:class-names=""><text:s text:c="1"/>до определен адресат,<text:s text:c="1"/></text:span><text:span text:style-name="a609" text:class-names="">което</text:span><text:span text:style-name="a610" text:class-names=""><text:s text:c="1"/></text:span><text:span text:style-name="a611" text:class-names="">съдържа</text:span><text:span text:style-name="a612" text:class-names=""><text:s text:c="1"/></text:span><text:span text:style-name="a613" text:class-names="">покана</text:span><text:span text:style-name="a614" text:class-names=""><text:s text:c="1"/>за<text:s text:c="1"/></text:span><text:span text:style-name="a615" text:class-names="">сключване</text:span><text:span text:style-name="a616" text:class-names=""><text:s text:c="1"/>на договор и<text:s text:c="1"/></text:span><text:span text:style-name="a617" text:class-names="">неговите</text:span><text:span text:style-name="a618" text:class-names=""><text:s text:c="1"/></text:span><text:span text:style-name="a619" text:class-names="">съществени</text:span><text:span text:style-name="a620" text:class-names=""><text:s text:c="1"/>условия<text:s text:c="1"/></text:span><text:span text:style-name="a621" text:class-names=""/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>видове предложения:</text:span></text:p>
              </text:list-item>
            </text:list>
            <text:list text:style-name="a634">
              <text:list-item>
                <text:p text:style-name="a633" text:class-names="" text:cond-style-name=""><text:span text:style-name="a627" text:class-names="">със</text:span><text:span text:style-name="a628" text:class-names=""><text:s text:c="1"/>срок за отговор –<text:s text:c="1"/></text:span><text:span text:style-name="a629" text:class-names="">обвързва</text:span><text:span text:style-name="a630" text:class-names=""><text:s text:c="1"/></text:span><text:span text:style-name="a631" text:class-names="">предложителя</text:span><text:span text:style-name="a632" text:class-names=""><text:s text:c="1"/>до определен срок</text:span></text:p>
              </text:list-item>
            </text:list>
            <text:list text:style-name="a639">
              <text:list-item>
                <text:p text:style-name="a638" text:class-names="" text:cond-style-name=""><text:span text:style-name="a635" text:class-names="">без срок за приемане –<text:s text:c="1"/></text:span><text:span text:style-name="a636" text:class-names="">присъстващи / неприсъстващи</text:span><text:span text:style-name="a637" text:class-names=""/></text:p>
              </text:list-item>
            </text:list>
            <text:list text:style-name="a668">
              <text:list-item>
                <text:p text:style-name="a667" text:class-names="" text:cond-style-name=""><text:span text:style-name="a640" text:class-names="">оттегляне<text:s text:c="1"/></text:span><text:span text:style-name="a641" text:class-names="">на<text:s text:c="1"/></text:span><text:span text:style-name="a642" text:class-names="">предложението<text:s text:c="1"/></text:span><text:span text:style-name="a643" text:class-names="">предложението</text:span><text:span text:style-name="a644" text:class-names=""><text:s text:c="1"/>губи<text:s text:c="1"/></text:span><text:span text:style-name="a645" text:class-names="">силата</text:span><text:span text:style-name="a646" text:class-names=""><text:s text:c="1"/>си,<text:s text:c="1"/></text:span><text:span text:style-name="a647" text:class-names="">ако</text:span><text:span text:style-name="a648" text:class-names=""><text:s text:c="1"/></text:span><text:span text:style-name="a649" text:class-names="">бъде</text:span><text:span text:style-name="a650" text:class-names=""><text:s text:c="1"/></text:span><text:span text:style-name="a651" text:class-names="">оттеглено</text:span><text:span text:style-name="a652" text:class-names=""><text:s text:c="1"/>и<text:s text:c="1"/></text:span><text:span text:style-name="a653" text:class-names="">съобщението</text:span><text:span text:style-name="a654" text:class-names=""><text:s text:c="1"/>за<text:s text:c="1"/></text:span><text:span text:style-name="a655" text:class-names="">това</text:span><text:span text:style-name="a656" text:class-names=""><text:s text:c="1"/></text:span><text:span text:style-name="a657" text:class-names="">пристигне</text:span><text:span text:style-name="a658" text:class-names=""><text:s text:c="1"/>при адресата<text:s text:c="1"/></text:span><text:span text:style-name="a659" text:class-names="">преди</text:span><text:span text:style-name="a660" text:class-names=""><text:s text:c="1"/></text:span><text:span text:style-name="a661" text:class-names="">предложението</text:span><text:span text:style-name="a662" text:class-names=""><text:s text:c="1"/>или<text:s text:c="1"/></text:span><text:span text:style-name="a663" text:class-names="">най-късно</text:span><text:span text:style-name="a664" text:class-names=""><text:s text:c="1"/></text:span><text:span text:style-name="a665" text:class-names="">едновременно</text:span><text:span text:style-name="a666" text:class-names=""><text:s text:c="1"/>с него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/></text:p>
              </text:list-item>
            </text:list>
            <text:list text:style-name="a692">
              <text:list-item>
                <text:p text:style-name="a691" text:class-names="" text:cond-style-name=""><text:span text:style-name="a672" text:class-names="">Приемане<text:s text:c="1"/></text:span><text:span text:style-name="a673" text:class-names="">на предложението:<text:s text:c="1"/></text:span><text:span text:style-name="a674" text:class-names="">едностранно</text:span><text:span text:style-name="a675" text:class-names=""><text:s text:c="1"/></text:span><text:span text:style-name="a676" text:class-names="">волеизявление</text:span><text:span text:style-name="a677" text:class-names=""><text:s text:c="1"/>на адресата на<text:s text:c="1"/></text:span><text:span text:style-name="a678" text:class-names="">предложението</text:span><text:span text:style-name="a679" text:class-names=""><text:s text:c="1"/>до<text:s text:c="1"/></text:span><text:span text:style-name="a680" text:class-names="">предложителя</text:span><text:span text:style-name="a681" text:class-names="">, с<text:s text:c="1"/></text:span><text:span text:style-name="a682" text:class-names="">което</text:span><text:span text:style-name="a683" text:class-names=""><text:s text:c="1"/></text:span><text:span text:style-name="a684" text:class-names="">го</text:span><text:span text:style-name="a685" text:class-names=""><text:s text:c="1"/></text:span><text:span text:style-name="a686" text:class-names="">уведомява</text:span><text:span text:style-name="a687" text:class-names="">, че приема<text:s text:c="1"/></text:span><text:span text:style-name="a688" text:class-names="">предложените</text:span><text:span text:style-name="a689" text:class-names=""><text:s text:c="1"/>условия</text:span><text:span text:style-name="a690" text:class-names=""/></text:p>
              </text:list-item>
            </text:list>
            <text:list text:style-name="a699">
              <text:list-item>
                <text:p text:style-name="a698" text:class-names="" text:cond-style-name=""><text:span text:style-name="a693" text:class-names="">оттегляне<text:s text:c="1"/></text:span><text:span text:style-name="a694" text:class-names="">на<text:s text:c="1"/></text:span><text:span text:style-name="a695" text:class-names="">приемането<text:s text:c="1"/></text:span><text:span text:style-name="a696" text:class-names="">както при оттегляне на предложението</text:span><text:span text:style-name="a697" text:class-names=""/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/></text:p>
              </text:list-item>
            </text:list>
            <text:list text:style-name="a705">
              <text:list-item>
                <text:p text:style-name="a704" text:class-names="" text:cond-style-name=""><text:span text:style-name="a703" text:class-names=""/></text:p>
              </text:list-item>
            </text:list>
          </draw:text-box>
          <svg:title/>
          <svg:desc/>
        </draw:frame>
      </draw:page>
      <draw:page draw:name="Slide10" draw:style-name="a707" draw:master-page-name="Master1-Layout2-obj-Title-and-Content" presentation:presentation-page-layout-name="Master1-PPL2" draw:id="Slide-265">
        <draw:frame draw:id="id79" presentation:style-name="a711" draw:name="Title 1" svg:x="0.5in" svg:y="0.30035in" svg:width="9in" svg:height="1.25in" presentation:class="title" presentation:placeholder="false">
          <draw:text-box>
            <text:p text:style-name="a710" text:class-names="" text:cond-style-name=""><text:span text:style-name="a708" text:class-names=""><text:line-break/>ІІ.Сключване на договора<text:line-break/></text:span><text:span text:style-name="a709" text:class-names=""/></text:p>
          </draw:text-box>
          <svg:title/>
          <svg:desc/>
        </draw:frame>
        <draw:frame draw:id="id80" presentation:style-name="a788" draw:name="Content Placeholder 2" svg:x="0.5in" svg:y="1.38753in" svg:width="9in" svg:height="5.31212in" presentation:class="outline" presentation:placeholder="false">
          <draw:text-box>
            <text:list text:style-name="a714">
              <text:list-item>
                <text:p text:style-name="a713" text:class-names="" text:cond-style-name=""><text:span text:style-name="a712" text:class-names=""/></text:p>
              </text:list-item>
            </text:list>
            <text:list text:style-name="a728">
              <text:list-item>
                <text:p text:style-name="a727" text:class-names="" text:cond-style-name=""><text:span text:style-name="a715" text:class-names="">Момент на<text:s text:c="1"/></text:span><text:span text:style-name="a716" text:class-names="">сключване</text:span><text:span text:style-name="a717" text:class-names=""><text:s text:c="1"/>на договора<text:s text:c="1"/></text:span><text:span text:style-name="a718" text:class-names="">в момента, в<text:s text:c="1"/></text:span><text:span text:style-name="a719" text:class-names="">който</text:span><text:span text:style-name="a720" text:class-names=""><text:s text:c="1"/>се<text:s text:c="1"/></text:span><text:span text:style-name="a721" text:class-names="">постигне</text:span><text:span text:style-name="a722" text:class-names=""><text:s text:c="1"/></text:span><text:span text:style-name="a723" text:class-names="">съгласие</text:span><text:span text:style-name="a724" text:class-names=""><text:s text:c="1"/>между<text:s text:c="1"/></text:span><text:span text:style-name="a725" text:class-names="">страните</text:span><text:span text:style-name="a726" text:class-names=""/></text:p>
              </text:list-item>
            </text:list>
            <text:list text:style-name="a753">
              <text:list-item>
                <text:p text:style-name="a752" text:class-names="" text:cond-style-name=""><text:span text:style-name="a729" text:class-names="">п</text:span><text:span text:style-name="a730" text:class-names="">ри договор между<text:s text:c="1"/></text:span><text:span text:style-name="a731" text:class-names="">присъстващи</text:span><text:span text:style-name="a732" text:class-names=""><text:s text:c="1"/>-<text:s text:c="1"/></text:span><text:span text:style-name="a733" text:class-names="">в момента, в<text:s text:c="1"/></text:span><text:span text:style-name="a734" text:class-names="">който</text:span><text:span text:style-name="a735" text:class-names=""><text:s text:c="1"/>адресата на<text:s text:c="1"/></text:span><text:span text:style-name="a736" text:class-names="">предложението</text:span><text:span text:style-name="a737" text:class-names=""><text:s text:c="1"/></text:span><text:span text:style-name="a738" text:class-names="">го</text:span><text:span text:style-name="a739" text:class-names=""><text:s text:c="1"/></text:span><text:span text:style-name="a740" text:class-names="">потвърди</text:span><text:span text:style-name="a741" text:class-names="">.<text:s text:c="1"/></text:span><text:span text:style-name="a742" text:class-names="">Ако</text:span><text:span text:style-name="a743" text:class-names=""><text:s text:c="1"/>е формален – от момента, в<text:s text:c="1"/></text:span><text:span text:style-name="a744" text:class-names="">който</text:span><text:span text:style-name="a745" text:class-names=""><text:s text:c="1"/></text:span><text:span text:style-name="a746" text:class-names="">съгласието</text:span><text:span text:style-name="a747" text:class-names=""><text:s text:c="1"/></text:span><text:span text:style-name="a748" text:class-names="">придобие</text:span><text:span text:style-name="a749" text:class-names=""><text:s text:c="1"/></text:span><text:span text:style-name="a750" text:class-names="">изискуемата</text:span><text:span text:style-name="a751" text:class-names=""><text:s text:c="1"/>форма</text:span></text:p>
              </text:list-item>
            </text:list>
            <text:list text:style-name="a768">
              <text:list-item>
                <text:p text:style-name="a767" text:class-names="" text:cond-style-name=""><text:span text:style-name="a754" text:class-names="">при договор между<text:s text:c="1"/></text:span><text:span text:style-name="a755" text:class-names="">неприсъстващи</text:span><text:span text:style-name="a756" text:class-names=""><text:s text:c="1"/>- в момента, в<text:s text:c="1"/></text:span><text:span text:style-name="a757" text:class-names="">който</text:span><text:span text:style-name="a758" text:class-names=""><text:s text:c="1"/></text:span><text:span text:style-name="a759" text:class-names="">приемането</text:span><text:span text:style-name="a760" text:class-names=""><text:s text:c="1"/>на<text:s text:c="1"/></text:span><text:span text:style-name="a761" text:class-names="">предложението</text:span><text:span text:style-name="a762" text:class-names=""><text:s text:c="1"/></text:span><text:span text:style-name="a763" text:class-names="">достигне</text:span><text:span text:style-name="a764" text:class-names=""><text:s text:c="1"/>до<text:s text:c="1"/></text:span><text:span text:style-name="a765" text:class-names="">предложителя</text:span><text:span text:style-name="a766" text:class-names="">.</text:span></text:p>
              </text:list-item>
            </text:list>
            <text:list text:style-name="a771">
              <text:list-item>
                <text:p text:style-name="a770" text:class-names="" text:cond-style-name=""><text:span text:style-name="a769" text:class-names=""/></text:p>
              </text:list-item>
            </text:list>
            <text:list text:style-name="a784">
              <text:list-item>
                <text:p text:style-name="a783" text:class-names="" text:cond-style-name=""><text:span text:style-name="a772" text:class-names="">Място</text:span><text:span text:style-name="a773" text:class-names=""><text:s text:c="1"/>на<text:s text:c="1"/></text:span><text:span text:style-name="a774" text:class-names="">сключване</text:span><text:span text:style-name="a775" text:class-names=""><text:s text:c="1"/>на договора<text:s text:c="1"/></text:span><text:span text:style-name="a776" text:class-names="">там,<text:s text:c="1"/></text:span><text:span text:style-name="a777" text:class-names="">където</text:span><text:span text:style-name="a778" text:class-names=""><text:s text:c="1"/>е<text:s text:c="1"/></text:span><text:span text:style-name="a779" text:class-names="">направено</text:span><text:span text:style-name="a780" text:class-names=""><text:s text:c="1"/></text:span><text:span text:style-name="a781" text:class-names="">предложението</text:span><text:span text:style-name="a782" text:class-names=""/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/></text:p>
              </text:list-item>
            </text:list>
          </draw:text-box>
          <svg:title/>
          <svg:desc/>
        </draw:frame>
      </draw:page>
      <draw:page draw:name="Slide6" draw:style-name="a789" draw:master-page-name="Master1-Layout2-obj-Title-and-Content" presentation:presentation-page-layout-name="Master1-PPL2" draw:id="Slide-261">
        <draw:frame draw:id="id81" presentation:style-name="a793" draw:name="Title 1" svg:x="0.5in" svg:y="0.30035in" svg:width="9in" svg:height="1.25in" presentation:class="title" presentation:placeholder="false">
          <draw:text-box>
            <text:p text:style-name="a792" text:class-names="" text:cond-style-name=""><text:span text:style-name="a790" text:class-names=""><text:line-break/>ІІІ.Изпълнение на договора<text:line-break/></text:span><text:span text:style-name="a791" text:class-names=""/></text:p>
          </draw:text-box>
          <svg:title/>
          <svg:desc/>
        </draw:frame>
        <draw:frame draw:id="id82" presentation:style-name="a828" draw:name="Content Placeholder 2" svg:x="0.5in" svg:y="1.75in" svg:width="9in" svg:height="4.94965in" presentation:class="outline" presentation:placeholder="false">
          <draw:text-box>
            <text:list text:style-name="a796">
              <text:list-item>
                <text:p text:style-name="a795" text:class-names="" text:cond-style-name=""><text:span text:style-name="a794" text:class-names=""/></text:p>
              </text:list-item>
            </text:list>
            <text:list text:style-name="a804">
              <text:list-item>
                <text:p text:style-name="a803" text:class-names="" text:cond-style-name=""><text:span text:style-name="a797" text:class-names="">Същност<text:s text:c="1"/></text:span><text:span text:style-name="a798" text:class-names="">на<text:s text:c="1"/></text:span><text:span text:style-name="a799" text:class-names="">изпълнението<text:s text:c="1"/></text:span><text:span text:style-name="a800" text:class-names="">престирането</text:span><text:span text:style-name="a801" text:class-names=""><text:s text:c="1"/>на дължимия резултат. ЮФ, с който се погасява ДПО</text:span><text:span text:style-name="a802" text:class-names=""/></text:p>
              </text:list-item>
            </text:list>
            <text:list text:style-name="a807">
              <text:list-item>
                <text:p text:style-name="a806" text:class-names="" text:cond-style-name=""><text:span text:style-name="a805" text:class-names=""/></text:p>
              </text:list-item>
            </text:list>
            <text:list text:style-name="a810">
              <text:list-item>
                <text:p text:style-name="a809" text:class-names="" text:cond-style-name=""><text:span text:style-name="a808" text:class-names=""/></text:p>
              </text:list-item>
            </text:list>
            <text:list text:style-name="a814">
              <text:list-item>
                <text:p text:style-name="a813" text:class-names="" text:cond-style-name=""><text:span text:style-name="a811" text:class-names="">Изисквания<text:s text:c="1"/></text:span><text:span text:style-name="a812" text:class-names="">към изпълнението:</text:span></text:p>
              </text:list-item>
            </text:list>
            <text:list text:style-name="a819">
              <text:list-item>
                <text:p text:style-name="a818" text:class-names="" text:cond-style-name=""><text:span text:style-name="a815" text:class-names="">реално<text:s text:c="1"/></text:span><text:span text:style-name="a816" text:class-names="">изпълнение<text:s text:c="1"/></text:span><text:span text:style-name="a817" text:class-names=""/></text:p>
              </text:list-item>
            </text:list>
            <text:list text:style-name="a822">
              <text:list-item>
                <text:p text:style-name="a821" text:class-names="" text:cond-style-name=""><text:span text:style-name="a820" text:class-names="">точно изпълнение</text:span></text:p>
              </text:list-item>
            </text:list>
            <text:list text:style-name="a827">
              <text:list-item>
                <text:p text:style-name="a826" text:class-names="" text:cond-style-name=""><text:span text:style-name="a823" text:class-names="">добросъвестно<text:s text:c="1"/></text:span><text:span text:style-name="a824" text:class-names="">изпълнение</text:span><text:span text:style-name="a825" text:class-names=""/></text:p>
              </text:list-item>
            </text:list>
          </draw:text-box>
          <svg:title/>
          <svg:desc/>
        </draw:frame>
      </draw:page>
      <draw:page draw:name="Slide11" draw:style-name="a829" draw:master-page-name="Master1-Layout2-obj-Title-and-Content" presentation:presentation-page-layout-name="Master1-PPL2" draw:id="Slide-266">
        <draw:frame draw:id="id83" presentation:style-name="a833" draw:name="Title 1" svg:x="0.5in" svg:y="0.30035in" svg:width="9in" svg:height="1.25in" presentation:class="title" presentation:placeholder="false">
          <draw:text-box>
            <text:p text:style-name="a832" text:class-names="" text:cond-style-name=""><text:span text:style-name="a830" text:class-names="">ІІІ.Изпълнение на договора</text:span><text:span text:style-name="a831" text:class-names=""/></text:p>
          </draw:text-box>
          <svg:title/>
          <svg:desc/>
        </draw:frame>
        <draw:frame draw:id="id84" presentation:style-name="a901" draw:name="Content Placeholder 2" svg:x="0.5in" svg:y="1.75in" svg:width="9in" svg:height="4.94965in" presentation:class="outline" presentation:placeholder="false">
          <draw:text-box>
            <text:list text:style-name="a839">
              <text:list-item>
                <text:p text:style-name="a838" text:class-names="" text:cond-style-name=""><text:span text:style-name="a834" text:class-names="">Субекти</text:span><text:span text:style-name="a835" text:class-names=""><text:s text:c="1"/>на<text:s text:c="1"/></text:span><text:span text:style-name="a836" text:class-names="">изпълнението</text:span><text:span text:style-name="a837" text:class-names=""/></text:p>
              </text:list-item>
            </text:list>
            <text:list text:style-name="a849">
              <text:list-item>
                <text:p text:style-name="a848" text:class-names="" text:cond-style-name=""><text:span text:style-name="a840" text:class-names="">Л</text:span><text:span text:style-name="a841" text:class-names="">ица,<text:s text:c="1"/></text:span><text:span text:style-name="a842" text:class-names="">които</text:span><text:span text:style-name="a843" text:class-names=""><text:s text:c="1"/></text:span><text:span text:style-name="a844" text:class-names="">могат</text:span><text:span text:style-name="a845" text:class-names=""><text:s text:c="1"/>да<text:s text:c="1"/></text:span><text:span text:style-name="a846" text:class-names="">изпълнят</text:span><text:span text:style-name="a847" text:class-names="">:</text:span></text:p>
              </text:list-item>
            </text:list>
            <text:list text:style-name="a853">
              <text:list-item>
                <text:p text:style-name="a852" text:class-names="" text:cond-style-name=""><text:span text:style-name="a850" text:class-names="">длъжникът</text:span><text:span text:style-name="a851" text:class-names=""><text:s text:c="1"/></text:span></text:p>
              </text:list-item>
            </text:list>
            <text:list text:style-name="a859">
              <text:list-item>
                <text:p text:style-name="a858" text:class-names="" text:cond-style-name=""><text:span text:style-name="a854" text:class-names="">представител</text:span><text:span text:style-name="a855" text:class-names=""><text:s text:c="1"/>на<text:s text:c="1"/></text:span><text:span text:style-name="a856" text:class-names="">длъжника</text:span><text:span text:style-name="a857" text:class-names=""><text:s text:c="1"/></text:span></text:p>
              </text:list-item>
            </text:list>
            <text:list text:style-name="a865">
              <text:list-item>
                <text:p text:style-name="a864" text:class-names="" text:cond-style-name=""><text:span text:style-name="a860" text:class-names="">водещият</text:span><text:span text:style-name="a861" text:class-names=""><text:s text:c="1"/>чужда работа без<text:s text:c="1"/></text:span><text:span text:style-name="a862" text:class-names="">пълномощие</text:span><text:span text:style-name="a863" text:class-names=""/></text:p>
              </text:list-item>
            </text:list>
            <text:list text:style-name="a868">
              <text:list-item>
                <text:p text:style-name="a867" text:class-names="" text:cond-style-name=""><text:span text:style-name="a866" text:class-names=""/></text:p>
              </text:list-item>
            </text:list>
            <text:list text:style-name="a878">
              <text:list-item>
                <text:p text:style-name="a877" text:class-names="" text:cond-style-name=""><text:span text:style-name="a869" text:class-names="">Л</text:span><text:span text:style-name="a870" text:class-names="">ица,<text:s text:c="1"/></text:span><text:span text:style-name="a871" text:class-names="">които</text:span><text:span text:style-name="a872" text:class-names=""><text:s text:c="1"/></text:span><text:span text:style-name="a873" text:class-names="">могат</text:span><text:span text:style-name="a874" text:class-names=""><text:s text:c="1"/>да получат<text:s text:c="1"/></text:span><text:span text:style-name="a875" text:class-names="">изпълнението</text:span><text:span text:style-name="a876" text:class-names="">:</text:span></text:p>
              </text:list-item>
            </text:list>
            <text:list text:style-name="a882">
              <text:list-item>
                <text:p text:style-name="a881" text:class-names="" text:cond-style-name=""><text:span text:style-name="a879" text:class-names="">кредиторът</text:span><text:span text:style-name="a880" text:class-names=""/></text:p>
              </text:list-item>
            </text:list>
            <text:list text:style-name="a886">
              <text:list-item>
                <text:p text:style-name="a885" text:class-names="" text:cond-style-name=""><text:span text:style-name="a883" text:class-names="">представител</text:span><text:span text:style-name="a884" text:class-names=""><text:s text:c="1"/>на кредитора</text:span></text:p>
              </text:list-item>
            </text:list>
            <text:list text:style-name="a894">
              <text:list-item>
                <text:p text:style-name="a893" text:class-names="" text:cond-style-name=""><text:span text:style-name="a887" text:class-names="">трето</text:span><text:span text:style-name="a888" text:class-names=""><text:s text:c="1"/>лице – при договорите в<text:s text:c="1"/></text:span><text:span text:style-name="a889" text:class-names="">полза</text:span><text:span text:style-name="a890" text:class-names=""><text:s text:c="1"/>на<text:s text:c="1"/></text:span><text:span text:style-name="a891" text:class-names="">трето</text:span><text:span text:style-name="a892" text:class-names=""><text:s text:c="1"/>лице</text:span></text:p>
              </text:list-item>
            </text:list>
            <text:list text:style-name="a897">
              <text:list-item>
                <text:p text:style-name="a896" text:class-names="" text:cond-style-name=""><text:span text:style-name="a895" text:class-names=""/></text:p>
              </text:list-item>
            </text:list>
            <text:list text:style-name="a900">
              <text:list-item>
                <text:p text:style-name="a899" text:class-names="" text:cond-style-name=""><text:span text:style-name="a898" text:class-names=""/></text:p>
              </text:list-item>
            </text:list>
          </draw:text-box>
          <svg:title/>
          <svg:desc/>
        </draw:frame>
      </draw:page>
      <draw:page draw:name="Slide7" draw:style-name="a902" draw:master-page-name="Master1-Layout2-obj-Title-and-Content" presentation:presentation-page-layout-name="Master1-PPL2" draw:id="Slide-262">
        <draw:frame draw:id="id85" presentation:style-name="a906" draw:name="Title 1" svg:x="0.5in" svg:y="0.30035in" svg:width="9in" svg:height="1.25in" presentation:class="title" presentation:placeholder="false">
          <draw:text-box>
            <text:p text:style-name="a905" text:class-names="" text:cond-style-name=""><text:span text:style-name="a903" text:class-names="">ІІІ.Изпълнение на договора</text:span><text:span text:style-name="a904" text:class-names=""/></text:p>
          </draw:text-box>
          <svg:title/>
          <svg:desc/>
        </draw:frame>
        <draw:frame draw:id="id86" presentation:style-name="a971" draw:name="Content Placeholder 2" svg:x="0.5in" svg:y="1.75in" svg:width="9in" svg:height="4.94965in" presentation:class="outline" presentation:placeholder="false">
          <draw:text-box>
            <text:list text:style-name="a909">
              <text:list-item>
                <text:p text:style-name="a908" text:class-names="" text:cond-style-name=""><text:span text:style-name="a907" text:class-names=""/></text:p>
              </text:list-item>
            </text:list>
            <text:list text:style-name="a917">
              <text:list-item>
                <text:p text:style-name="a916" text:class-names="" text:cond-style-name=""><text:span text:style-name="a910" text:class-names="">Предмет<text:s text:c="1"/></text:span><text:span text:style-name="a911" text:class-names="">на<text:s text:c="1"/></text:span><text:span text:style-name="a912" text:class-names="">изпълнението<text:s text:c="1"/></text:span><text:span text:style-name="a913" text:class-names="">-<text:s text:c="1"/></text:span><text:span text:style-name="a914" text:class-names="">дължимият резултат</text:span><text:span text:style-name="a915" text:class-names=""/></text:p>
              </text:list-item>
            </text:list>
            <text:list text:style-name="a920">
              <text:list-item>
                <text:p text:style-name="a919" text:class-names="" text:cond-style-name=""><text:span text:style-name="a918" text:class-names=""/></text:p>
              </text:list-item>
            </text:list>
            <text:list text:style-name="a923">
              <text:list-item>
                <text:p text:style-name="a922" text:class-names="" text:cond-style-name=""><text:span text:style-name="a921" text:class-names="">Време на изпълнението</text:span></text:p>
              </text:list-item>
            </text:list>
            <text:list text:style-name="a942">
              <text:list-item>
                <text:p text:style-name="a941" text:class-names="" text:cond-style-name=""><text:span text:style-name="a924" text:class-names="">изискуемост <text:s text:c="3"/></text:span><text:span text:style-name="a925" text:class-names="">изразява</text:span><text:span text:style-name="a926" text:class-names=""><text:s text:c="1"/>се<text:s text:c="1"/></text:span><text:span text:style-name="a927" text:class-names="">във</text:span><text:span text:style-name="a928" text:class-names=""><text:s text:c="1"/></text:span><text:span text:style-name="a929" text:class-names="">възможността</text:span><text:span text:style-name="a930" text:class-names=""><text:s text:c="1"/>на кредитора да иска да<text:s text:c="1"/></text:span><text:span text:style-name="a931" text:class-names="">му</text:span><text:span text:style-name="a932" text:class-names=""><text:s text:c="1"/></text:span><text:span text:style-name="a933" text:class-names="">бъде</text:span><text:span text:style-name="a934" text:class-names=""><text:s text:c="1"/></text:span><text:span text:style-name="a935" text:class-names="">престиран</text:span><text:span text:style-name="a936" text:class-names=""><text:s text:c="1"/></text:span><text:span text:style-name="a937" text:class-names="">дължимия</text:span><text:span text:style-name="a938" text:class-names=""><text:s text:c="1"/></text:span><text:span text:style-name="a939" text:class-names="">резултат</text:span><text:span text:style-name="a940" text:class-names=""><text:s text:c="39"/></text:span></text:p>
              </text:list-item>
            </text:list>
            <text:list text:style-name="a945">
              <text:list-item>
                <text:p text:style-name="a944" text:class-names="" text:cond-style-name=""><text:span text:style-name="a943" text:class-names=""/></text:p>
              </text:list-item>
            </text:list>
            <text:list text:style-name="a967">
              <text:list-item>
                <text:p text:style-name="a966" text:class-names="" text:cond-style-name=""><text:span text:style-name="a946" text:class-names="">и</text:span><text:span text:style-name="a947" text:class-names="">зпълняемост</text:span><text:span text:style-name="a948" text:class-names=""><text:s text:c="1"/></text:span><text:span text:style-name="a949" text:class-names="">на<text:s text:c="1"/></text:span><text:span text:style-name="a950" text:class-names="">задължението</text:span><text:span text:style-name="a951" text:class-names=""><text:s text:c="1"/></text:span><text:span text:style-name="a952" text:class-names="">изразява</text:span><text:span text:style-name="a953" text:class-names=""><text:s text:c="1"/>се<text:s text:c="1"/></text:span><text:span text:style-name="a954" text:class-names="">във</text:span><text:span text:style-name="a955" text:class-names=""><text:s text:c="1"/></text:span><text:span text:style-name="a956" text:class-names="">възможността</text:span><text:span text:style-name="a957" text:class-names=""><text:s text:c="1"/>на<text:s text:c="1"/></text:span><text:span text:style-name="a958" text:class-names="">длъжника</text:span><text:span text:style-name="a959" text:class-names=""><text:s text:c="1"/>на<text:s text:c="1"/></text:span><text:span text:style-name="a960" text:class-names="">престира</text:span><text:span text:style-name="a961" text:class-names=""><text:s text:c="1"/>вече<text:s text:c="1"/></text:span><text:span text:style-name="a962" text:class-names="">дължимия</text:span><text:span text:style-name="a963" text:class-names=""><text:s text:c="1"/></text:span><text:span text:style-name="a964" text:class-names="">резултат</text:span><text:span text:style-name="a965" text:class-names=""/></text:p>
              </text:list-item>
            </text:list>
            <text:list text:style-name="a970">
              <text:list-item>
                <text:p text:style-name="a969" text:class-names="" text:cond-style-name=""><text:span text:style-name="a968" text:class-names=""/></text:p>
              </text:list-item>
            </text:list>
          </draw:text-box>
          <svg:title/>
          <svg:desc/>
        </draw:frame>
      </draw:page>
      <draw:page draw:name="Slide12" draw:style-name="a972" draw:master-page-name="Master1-Layout2-obj-Title-and-Content" presentation:presentation-page-layout-name="Master1-PPL2" draw:id="Slide-267">
        <draw:frame draw:id="id87" presentation:style-name="a976" draw:name="Title 1" svg:x="0.5in" svg:y="0.30035in" svg:width="9in" svg:height="1.25in" presentation:class="title" presentation:placeholder="false">
          <draw:text-box>
            <text:p text:style-name="a975" text:class-names="" text:cond-style-name=""><text:span text:style-name="a973" text:class-names="">ІІІ.Изпълнение на договора</text:span><text:span text:style-name="a974" text:class-names=""/></text:p>
          </draw:text-box>
          <svg:title/>
          <svg:desc/>
        </draw:frame>
        <draw:frame draw:id="id88" presentation:style-name="a1100" draw:name="Content Placeholder 2" svg:x="0.5in" svg:y="1.75in" svg:width="9in" svg:height="4.94965in" presentation:class="outline" presentation:placeholder="false">
          <draw:text-box>
            <text:list text:style-name="a996">
              <text:list-item>
                <text:p text:style-name="a995" text:class-names="" text:cond-style-name=""><text:span text:style-name="a977" text:class-names="">Начини за<text:s text:c="1"/></text:span><text:span text:style-name="a978" text:class-names="">уговаряне</text:span><text:span text:style-name="a979" text:class-names=""><text:s text:c="1"/>на<text:s text:c="1"/></text:span><text:span text:style-name="a980" text:class-names="">изпълнението</text:span><text:span text:style-name="a981" text:class-names=""><text:s text:c="1"/>-<text:s text:c="1"/></text:span><text:span text:style-name="a982" text:class-names="">при</text:span><text:span text:style-name="a983" text:class-names=""><text:s text:c="1"/></text:span><text:span text:style-name="a984" text:class-names="">договорен или определен от закона срок за<text:s text:c="1"/></text:span><text:span text:style-name="a985" text:class-names="">изпълнение</text:span><text:span text:style-name="a986" text:class-names="">,<text:s text:c="1"/></text:span><text:span text:style-name="a987" text:class-names="">вземането</text:span><text:span text:style-name="a988" text:class-names=""><text:s text:c="1"/>става<text:s text:c="1"/></text:span><text:span text:style-name="a989" text:class-names="">изискуемо</text:span><text:span text:style-name="a990" text:class-names=""><text:s text:c="1"/>с<text:s text:c="1"/></text:span><text:span text:style-name="a991" text:class-names="">изтичането</text:span><text:span text:style-name="a992" text:class-names=""><text:s text:c="1"/>на<text:s text:c="1"/></text:span><text:span text:style-name="a993" text:class-names="">този</text:span><text:span text:style-name="a994" text:class-names=""><text:s text:c="1"/>срок</text:span></text:p>
              </text:list-item>
            </text:list>
            <text:list text:style-name="a999">
              <text:list-item>
                <text:p text:style-name="a998" text:class-names="" text:cond-style-name=""><text:span text:style-name="a997" text:class-names=""/></text:p>
              </text:list-item>
            </text:list>
            <text:list text:style-name="a1007">
              <text:list-item>
                <text:p text:style-name="a1006" text:class-names="" text:cond-style-name=""><text:span text:style-name="a1000" text:class-names="">Срокове</text:span><text:span text:style-name="a1001" text:class-names=""><text:s text:c="1"/>и<text:s text:c="1"/></text:span><text:span text:style-name="a1002" text:class-names="">тяхното</text:span><text:span text:style-name="a1003" text:class-names=""><text:s text:c="1"/></text:span><text:span text:style-name="a1004" text:class-names="">броене</text:span><text:span text:style-name="a1005" text:class-names=""/></text:p>
              </text:list-item>
            </text:list>
            <text:list text:style-name="a1041">
              <text:list-item>
                <text:p text:style-name="a1040" text:class-names="" text:cond-style-name=""><text:span text:style-name="a1008" text:class-names="">-срок в<text:s text:c="1"/></text:span><text:span text:style-name="a1009" text:class-names="">месеци</text:span><text:span text:style-name="a1010" text:class-names=""><text:s text:c="1"/></text:span><text:span text:style-name="a1011" text:class-names="">-<text:s text:c="1"/></text:span><text:span text:style-name="a1012" text:class-names="">изтича</text:span><text:span text:style-name="a1013" text:class-names=""><text:s text:c="1"/>на<text:s text:c="1"/></text:span><text:span text:style-name="a1014" text:class-names="">съответното</text:span><text:span text:style-name="a1015" text:class-names=""><text:s text:c="1"/>число на<text:s text:c="1"/></text:span><text:span text:style-name="a1016" text:class-names="">последния</text:span><text:span text:style-name="a1017" text:class-names=""><text:s text:c="1"/></text:span><text:span text:style-name="a1018" text:class-names="">месец</text:span><text:span text:style-name="a1019" text:class-names="">;<text:s text:c="1"/></text:span><text:span text:style-name="a1020" text:class-names="">ако</text:span><text:span text:style-name="a1021" text:class-names=""><text:s text:c="1"/></text:span><text:span text:style-name="a1022" text:class-names="">този</text:span><text:span text:style-name="a1023" text:class-names=""><text:s text:c="1"/></text:span><text:span text:style-name="a1024" text:class-names="">месец</text:span><text:span text:style-name="a1025" text:class-names=""><text:s text:c="1"/></text:span><text:span text:style-name="a1026" text:class-names="">няма</text:span><text:span text:style-name="a1027" text:class-names=""><text:s text:c="1"/></text:span><text:span text:style-name="a1028" text:class-names="">съответно</text:span><text:span text:style-name="a1029" text:class-names=""><text:s text:c="1"/>число,<text:s text:c="1"/></text:span><text:span text:style-name="a1030" text:class-names="">срокът</text:span><text:span text:style-name="a1031" text:class-names=""><text:s text:c="1"/></text:span><text:span text:style-name="a1032" text:class-names="">изтича</text:span><text:span text:style-name="a1033" text:class-names=""><text:s text:c="1"/>в<text:s text:c="1"/></text:span><text:span text:style-name="a1034" text:class-names="">последния</text:span><text:span text:style-name="a1035" text:class-names=""><text:s text:c="1"/></text:span><text:span text:style-name="a1036" text:class-names="">му</text:span><text:span text:style-name="a1037" text:class-names=""><text:s text:c="1"/></text:span><text:span text:style-name="a1038" text:class-names="">ден</text:span><text:span text:style-name="a1039" text:class-names="">;</text:span></text:p>
              </text:list-item>
            </text:list>
            <text:list text:style-name="a1054">
              <text:list-item>
                <text:p text:style-name="a1053" text:class-names="" text:cond-style-name=""><text:span text:style-name="a1042" text:class-names="">-срок в<text:s text:c="1"/></text:span><text:span text:style-name="a1043" text:class-names="">седмици</text:span><text:span text:style-name="a1044" text:class-names="">,<text:s text:c="1"/></text:span><text:span text:style-name="a1045" text:class-names="">изтича</text:span><text:span text:style-name="a1046" text:class-names=""><text:s text:c="1"/>в<text:s text:c="1"/></text:span><text:span text:style-name="a1047" text:class-names="">съответния</text:span><text:span text:style-name="a1048" text:class-names=""><text:s text:c="1"/></text:span><text:span text:style-name="a1049" text:class-names="">ден</text:span><text:span text:style-name="a1050" text:class-names=""><text:s text:c="1"/>на<text:s text:c="1"/></text:span><text:span text:style-name="a1051" text:class-names="">последната</text:span><text:span text:style-name="a1052" text:class-names=""><text:s text:c="1"/>седмица</text:span></text:p>
              </text:list-item>
            </text:list>
            <text:list text:style-name="a1070">
              <text:list-item>
                <text:p text:style-name="a1069" text:class-names="" text:cond-style-name=""><text:span text:style-name="a1055" text:class-names="">- при срок в дни</text:span><text:span text:style-name="a1056" text:class-names="">, не се<text:s text:c="1"/></text:span><text:span text:style-name="a1057" text:class-names="">брои</text:span><text:span text:style-name="a1058" text:class-names=""><text:s text:c="1"/></text:span><text:span text:style-name="a1059" text:class-names="">денят</text:span><text:span text:style-name="a1060" text:class-names="">, от<text:s text:c="1"/></text:span><text:span text:style-name="a1061" text:class-names="">който</text:span><text:span text:style-name="a1062" text:class-names=""><text:s text:c="1"/></text:span><text:span text:style-name="a1063" text:class-names="">започва</text:span><text:span text:style-name="a1064" text:class-names=""><text:s text:c="1"/>да<text:s text:c="1"/></text:span><text:span text:style-name="a1065" text:class-names="">тече</text:span><text:span text:style-name="a1066" text:class-names=""><text:s text:c="1"/></text:span><text:span text:style-name="a1067" text:class-names="">срокът</text:span><text:span text:style-name="a1068" text:class-names=""><text:s text:c="2"/></text:span></text:p>
              </text:list-item>
            </text:list>
            <text:list text:style-name="a1093">
              <text:list-item>
                <text:p text:style-name="a1092" text:class-names="" text:cond-style-name=""><text:span text:style-name="a1071" text:class-names="">К</text:span><text:span text:style-name="a1072" text:class-names="">огато</text:span><text:span text:style-name="a1073" text:class-names=""><text:s text:c="1"/></text:span><text:span text:style-name="a1074" text:class-names="">последният</text:span><text:span text:style-name="a1075" text:class-names=""><text:s text:c="1"/></text:span><text:span text:style-name="a1076" text:class-names="">ден</text:span><text:span text:style-name="a1077" text:class-names=""><text:s text:c="1"/>е<text:s text:c="1"/></text:span><text:span text:style-name="a1078" text:class-names="">неприсъствен</text:span><text:span text:style-name="a1079" text:class-names="">,<text:s text:c="1"/></text:span><text:span text:style-name="a1080" text:class-names="">срокът</text:span><text:span text:style-name="a1081" text:class-names=""><text:s text:c="1"/></text:span><text:span text:style-name="a1082" text:class-names="">свършва</text:span><text:span text:style-name="a1083" text:class-names=""><text:s text:c="1"/>в<text:s text:c="1"/></text:span><text:span text:style-name="a1084" text:class-names="">първия</text:span><text:span text:style-name="a1085" text:class-names=""><text:s text:c="1"/></text:span><text:span text:style-name="a1086" text:class-names="">следващ</text:span><text:span text:style-name="a1087" text:class-names=""><text:s text:c="1"/></text:span><text:span text:style-name="a1088" text:class-names="">присъствен</text:span><text:span text:style-name="a1089" text:class-names=""><text:s text:c="1"/></text:span><text:span text:style-name="a1090" text:class-names="">ден</text:span><text:span text:style-name="a1091" text:class-names="">.</text:span></text:p>
              </text:list-item>
            </text:list>
            <text:list text:style-name="a1096">
              <text:list-item>
                <text:p text:style-name="a1095" text:class-names="" text:cond-style-name=""><text:span text:style-name="a1094" text:class-names=""/></text:p>
              </text:list-item>
            </text:list>
            <text:list text:style-name="a1099">
              <text:list-item>
                <text:p text:style-name="a1098" text:class-names="" text:cond-style-name=""><text:span text:style-name="a1097" text:class-names=""/></text:p>
              </text:list-item>
            </text:list>
          </draw:text-box>
          <svg:title/>
          <svg:desc/>
        </draw:frame>
      </draw:page>
      <draw:page draw:name="Slide13" draw:style-name="a1101" draw:master-page-name="Master1-Layout2-obj-Title-and-Content" presentation:presentation-page-layout-name="Master1-PPL2" draw:id="Slide-268">
        <draw:frame draw:id="id89" presentation:style-name="a1105" draw:name="Title 1" svg:x="0.5in" svg:y="0.30035in" svg:width="9in" svg:height="1.25in" presentation:class="title" presentation:placeholder="false">
          <draw:text-box>
            <text:p text:style-name="a1104" text:class-names="" text:cond-style-name=""><text:span text:style-name="a1102" text:class-names="">ІІІ.Изпълнение на договора</text:span><text:span text:style-name="a1103" text:class-names=""/></text:p>
          </draw:text-box>
          <svg:title/>
          <svg:desc/>
        </draw:frame>
        <draw:frame draw:id="id90" presentation:style-name="a1192" draw:name="Content Placeholder 2" svg:x="0.5in" svg:y="1.75in" svg:width="9in" svg:height="4.94965in" presentation:class="outline" presentation:placeholder="false">
          <draw:text-box>
            <text:list text:style-name="a1111">
              <text:list-item>
                <text:p text:style-name="a1110" text:class-names="" text:cond-style-name=""><text:span text:style-name="a1106" text:class-names="">Видове</text:span><text:span text:style-name="a1107" text:class-names=""><text:s text:c="1"/></text:span><text:span text:style-name="a1108" text:class-names="">срокове</text:span><text:span text:style-name="a1109" text:class-names=""/></text:p>
              </text:list-item>
            </text:list>
            <text:list text:style-name="a1114">
              <text:list-item>
                <text:p text:style-name="a1113" text:class-names="" text:cond-style-name=""><text:span text:style-name="a1112" text:class-names=""/></text:p>
              </text:list-item>
            </text:list>
            <text:list text:style-name="a1135">
              <text:list-item>
                <text:p text:style-name="a1134" text:class-names="" text:cond-style-name=""><text:span text:style-name="a1115" text:class-names="">в<text:s text:c="1"/></text:span><text:span text:style-name="a1116" text:class-names="">полза</text:span><text:span text:style-name="a1117" text:class-names=""><text:s text:c="1"/>на<text:s text:c="1"/></text:span><text:span text:style-name="a1118" text:class-names="">длъжника</text:span><text:span text:style-name="a1119" text:class-names=""><text:s text:c="1"/>–<text:s text:c="1"/></text:span><text:span text:style-name="a1120" text:class-names="">длъжникът</text:span><text:span text:style-name="a1121" text:class-names=""><text:s text:c="1"/></text:span><text:span text:style-name="a1122" text:class-names="">може</text:span><text:span text:style-name="a1123" text:class-names=""><text:s text:c="1"/>да<text:s text:c="1"/></text:span><text:span text:style-name="a1124" text:class-names="">изпълни</text:span><text:span text:style-name="a1125" text:class-names=""><text:s text:c="1"/>и<text:s text:c="1"/></text:span><text:span text:style-name="a1126" text:class-names="">преди</text:span><text:span text:style-name="a1127" text:class-names=""><text:s text:c="1"/>срока, а<text:s text:c="1"/></text:span><text:span text:style-name="a1128" text:class-names="">кредиторът</text:span><text:span text:style-name="a1129" text:class-names=""><text:s text:c="1"/>е<text:s text:c="1"/></text:span><text:span text:style-name="a1130" text:class-names="">длъжен</text:span><text:span text:style-name="a1131" text:class-names=""><text:s text:c="1"/>да приеме<text:s text:c="1"/></text:span><text:span text:style-name="a1132" text:class-names="">изпълнението</text:span><text:span text:style-name="a1133" text:class-names=""/></text:p>
              </text:list-item>
            </text:list>
            <text:list text:style-name="a1138">
              <text:list-item>
                <text:p text:style-name="a1137" text:class-names="" text:cond-style-name=""><text:span text:style-name="a1136" text:class-names=""/></text:p>
              </text:list-item>
            </text:list>
            <text:list text:style-name="a1159">
              <text:list-item>
                <text:p text:style-name="a1158" text:class-names="" text:cond-style-name=""><text:span text:style-name="a1139" text:class-names="">в<text:s text:c="1"/></text:span><text:span text:style-name="a1140" text:class-names="">полза</text:span><text:span text:style-name="a1141" text:class-names=""><text:s text:c="1"/>на кредитора -<text:s text:c="1"/></text:span><text:span text:style-name="a1142" text:class-names="">кредиторът</text:span><text:span text:style-name="a1143" text:class-names=""><text:s text:c="1"/></text:span><text:span text:style-name="a1144" text:class-names="">може</text:span><text:span text:style-name="a1145" text:class-names=""><text:s text:c="1"/>да<text:s text:c="1"/></text:span><text:span text:style-name="a1146" text:class-names="">търси</text:span><text:span text:style-name="a1147" text:class-names=""><text:s text:c="1"/></text:span><text:span text:style-name="a1148" text:class-names="">изпълнението</text:span><text:span text:style-name="a1149" text:class-names=""><text:s text:c="1"/></text:span><text:span text:style-name="a1150" text:class-names="">преди</text:span><text:span text:style-name="a1151" text:class-names=""><text:s text:c="1"/>срока, а<text:s text:c="1"/></text:span><text:span text:style-name="a1152" text:class-names="">длъжникът</text:span><text:span text:style-name="a1153" text:class-names=""><text:s text:c="1"/></text:span><text:span text:style-name="a1154" text:class-names="">трябва</text:span><text:span text:style-name="a1155" text:class-names=""><text:s text:c="1"/>да<text:s text:c="1"/></text:span><text:span text:style-name="a1156" text:class-names="">изпълни</text:span><text:span text:style-name="a1157" text:class-names=""/></text:p>
              </text:list-item>
            </text:list>
            <text:list text:style-name="a1162">
              <text:list-item>
                <text:p text:style-name="a1161" text:class-names="" text:cond-style-name=""><text:span text:style-name="a1160" text:class-names=""/></text:p>
              </text:list-item>
            </text:list>
            <text:list text:style-name="a1188">
              <text:list-item>
                <text:p text:style-name="a1187" text:class-names="" text:cond-style-name=""><text:span text:style-name="a1163" text:class-names="">в<text:s text:c="1"/></text:span><text:span text:style-name="a1164" text:class-names="">полза</text:span><text:span text:style-name="a1165" text:class-names=""><text:s text:c="1"/>на<text:s text:c="1"/></text:span><text:span text:style-name="a1166" text:class-names="">двете</text:span><text:span text:style-name="a1167" text:class-names=""><text:s text:c="1"/></text:span><text:span text:style-name="a1168" text:class-names="">страни</text:span><text:span text:style-name="a1169" text:class-names=""><text:s text:c="1"/>-<text:s text:c="1"/></text:span><text:span text:style-name="a1170" text:class-names="">до<text:s text:c="1"/></text:span><text:span text:style-name="a1171" text:class-names="">изтичането</text:span><text:span text:style-name="a1172" text:class-names=""><text:s text:c="1"/>на срока<text:s text:c="1"/></text:span><text:span text:style-name="a1173" text:class-names="">кредиторът</text:span><text:span text:style-name="a1174" text:class-names=""><text:s text:c="1"/>не<text:s text:c="1"/></text:span><text:span text:style-name="a1175" text:class-names="">може</text:span><text:span text:style-name="a1176" text:class-names=""><text:s text:c="1"/>да<text:s text:c="1"/></text:span><text:span text:style-name="a1177" text:class-names="">търси</text:span><text:span text:style-name="a1178" text:class-names=""><text:s text:c="1"/></text:span><text:span text:style-name="a1179" text:class-names="">изпълнение</text:span><text:span text:style-name="a1180" text:class-names="">, но и<text:s text:c="1"/></text:span><text:span text:style-name="a1181" text:class-names="">длъжникът</text:span><text:span text:style-name="a1182" text:class-names=""><text:s text:c="1"/>не<text:s text:c="1"/></text:span><text:span text:style-name="a1183" text:class-names="">може</text:span><text:span text:style-name="a1184" text:class-names=""><text:s text:c="1"/>да<text:s text:c="1"/></text:span><text:span text:style-name="a1185" text:class-names="">изпълни</text:span><text:span text:style-name="a1186" text:class-names=""/></text:p>
              </text:list-item>
            </text:list>
            <text:list text:style-name="a1191">
              <text:list-item>
                <text:p text:style-name="a1190" text:class-names="" text:cond-style-name=""><text:span text:style-name="a1189" text:class-names=""/></text:p>
              </text:list-item>
            </text:list>
          </draw:text-box>
          <svg:title/>
          <svg:desc/>
        </draw:frame>
      </draw:page>
      <draw:page draw:name="Slide8" draw:style-name="a1193" draw:master-page-name="Master1-Layout2-obj-Title-and-Content" presentation:presentation-page-layout-name="Master1-PPL2" draw:id="Slide-263">
        <draw:frame draw:id="id91" presentation:style-name="a1197" draw:name="Title 1" svg:x="0.5in" svg:y="0.30035in" svg:width="9in" svg:height="1.25in" presentation:class="title" presentation:placeholder="false">
          <draw:text-box>
            <text:p text:style-name="a1196" text:class-names="" text:cond-style-name=""><text:span text:style-name="a1194" text:class-names="">ІІІ.Изпълнение на договора</text:span><text:span text:style-name="a1195" text:class-names=""/></text:p>
          </draw:text-box>
          <svg:title/>
          <svg:desc/>
        </draw:frame>
        <draw:frame draw:id="id92" presentation:style-name="a1250" draw:name="Content Placeholder 2" svg:x="0.5in" svg:y="1.75in" svg:width="9in" svg:height="4.94965in" presentation:class="outline" presentation:placeholder="false">
          <draw:text-box>
            <text:list text:style-name="a1201">
              <text:list-item>
                <text:p text:style-name="a1200" text:class-names="" text:cond-style-name=""><text:span text:style-name="a1198" text:class-names="">Място<text:s text:c="1"/></text:span><text:span text:style-name="a1199" text:class-names="">на изпълнение при парични задължения</text:span></text:p>
              </text:list-item>
            </text:list>
            <text:list text:style-name="a1212">
              <text:list-item>
                <text:p text:style-name="a1211" text:class-names="" text:cond-style-name=""><text:span text:style-name="a1202" text:class-names="">- в<text:s text:c="1"/></text:span><text:span text:style-name="a1203" text:class-names="">местожителството</text:span><text:span text:style-name="a1204" text:class-names=""><text:s text:c="1"/>на кредитора по<text:s text:c="1"/></text:span><text:span text:style-name="a1205" text:class-names="">време</text:span><text:span text:style-name="a1206" text:class-names=""><text:s text:c="1"/>на<text:s text:c="1"/></text:span><text:span text:style-name="a1207" text:class-names="">изпълнение</text:span><text:span text:style-name="a1208" text:class-names=""><text:s text:c="1"/>на<text:s text:c="1"/></text:span><text:span text:style-name="a1209" text:class-names="">задължението</text:span><text:span text:style-name="a1210" text:class-names=""/></text:p>
              </text:list-item>
            </text:list>
            <text:list text:style-name="a1215">
              <text:list-item>
                <text:p text:style-name="a1214" text:class-names="" text:cond-style-name=""><text:span text:style-name="a1213" text:class-names=""/></text:p>
              </text:list-item>
            </text:list>
            <text:list text:style-name="a1231">
              <text:list-item>
                <text:p text:style-name="a1230" text:class-names="" text:cond-style-name=""><text:span text:style-name="a1216" text:class-names="">Място на изпълнение при задължение да се предаде<text:s text:c="1"/></text:span><text:span text:style-name="a1217" text:class-names="">нещо -<text:s text:c="1"/></text:span><text:span text:style-name="a1218" text:class-names="">в<text:s text:c="1"/></text:span><text:span text:style-name="a1219" text:class-names="">местонахождението</text:span><text:span text:style-name="a1220" text:class-names=""><text:s text:c="1"/>на<text:s text:c="1"/></text:span><text:span text:style-name="a1221" text:class-names="">вещта</text:span><text:span text:style-name="a1222" text:class-names=""><text:s text:c="1"/>по<text:s text:c="1"/></text:span><text:span text:style-name="a1223" text:class-names="">време</text:span><text:span text:style-name="a1224" text:class-names=""><text:s text:c="1"/>на<text:s text:c="1"/></text:span><text:span text:style-name="a1225" text:class-names="">пораждане</text:span><text:span text:style-name="a1226" text:class-names=""><text:s text:c="1"/>на<text:s text:c="1"/></text:span><text:span text:style-name="a1227" text:class-names="">задължението</text:span><text:span text:style-name="a1228" text:class-names=""><text:s text:c="1"/>й</text:span><text:span text:style-name="a1229" text:class-names=""/></text:p>
              </text:list-item>
            </text:list>
            <text:list text:style-name="a1234">
              <text:list-item>
                <text:p text:style-name="a1233" text:class-names="" text:cond-style-name=""><text:span text:style-name="a1232" text:class-names=""/></text:p>
              </text:list-item>
            </text:list>
            <text:list text:style-name="a1249">
              <text:list-item>
                <text:p text:style-name="a1248" text:class-names="" text:cond-style-name=""><text:span text:style-name="a1235" text:class-names="">Място на изпълнение в останалите<text:s text:c="1"/></text:span><text:span text:style-name="a1236" text:class-names="">случаи -<text:s text:c="1"/></text:span><text:span text:style-name="a1237" text:class-names="">в<text:s text:c="1"/></text:span><text:span text:style-name="a1238" text:class-names="">местожителството</text:span><text:span text:style-name="a1239" text:class-names=""><text:s text:c="1"/>на<text:s text:c="1"/></text:span><text:span text:style-name="a1240" text:class-names="">длъжника</text:span><text:span text:style-name="a1241" text:class-names=""><text:s text:c="1"/>по<text:s text:c="1"/></text:span><text:span text:style-name="a1242" text:class-names="">време</text:span><text:span text:style-name="a1243" text:class-names=""><text:s text:c="1"/>на<text:s text:c="1"/></text:span><text:span text:style-name="a1244" text:class-names="">пораждане</text:span><text:span text:style-name="a1245" text:class-names=""><text:s text:c="1"/>на<text:s text:c="1"/></text:span><text:span text:style-name="a1246" text:class-names="">задължението</text:span><text:span text:style-name="a124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le and Conten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Section Header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Two Conten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Title Only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Blank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ent with Caption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Picture with Caption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le and Vertical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Vertical Title a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43403in" fo:page-height="10.85764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9">
      <style:graphic-properties fo:wrap-option="wrap" fo:padding-top="0.05095in" fo:padding-bottom="0.05095in" fo:padding-left="0.1019in" fo:padding-right="0.101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095in" fo:padding-bottom="0.05095in" fo:padding-left="0.1019in" fo:padding-right="0.1019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6">
      <style:graphic-properties fo:wrap-option="wrap" fo:padding-top="0.05095in" fo:padding-bottom="0.05095in" fo:padding-left="0.1019in" fo:padding-right="0.101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69">
      <style:graphic-properties fo:wrap-option="wrap" fo:padding-top="0.05095in" fo:padding-bottom="0.05095in" fo:padding-left="0.1019in" fo:padding-right="0.1019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42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283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93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23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214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347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361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225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42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261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315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74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  <number:date-style xmlns:number="urn:oasis:names:tc:opendocument:xmlns:datastyle:1.0" style:name="a199" number:transliteration-format="" number:transliteration-style="long">
      <number:day number:calendar="gregorian"/>
      <number:text>.</number:text>
      <number:month number:calendar="gregorian"/>
      <number:text>.</number:text>
      <number:year number:style="long" number:calendar="gregorian"/>
      <number:text> г.</number:text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5in" svg:y="6.95139in" svg:width="2.3333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.2.2020 г.</text:date></text:span></text:p>
        </draw:text-box>
        <svg:title/>
        <svg:desc/>
      </draw:frame>
      <draw:frame draw:id="id3" presentation:style-name="a28" draw:name="Footer Placeholder 4" svg:x="3.41667in" svg:y="6.95139in" svg:width="3.16667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7.16667in" svg:y="6.95139in" svg:width="2.3333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0.75in" svg:y="2.32986in" svg:width="8.5in" svg:height="1.60764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5in" svg:y="4.25in" svg:width="7in" svg:height="1.91667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5in" svg:y="6.95139in" svg:width="2.3333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1.2.2020 г.</text:date></text:span></text:p>
        </draw:text-box>
        <svg:title/>
        <svg:desc/>
      </draw:frame>
      <draw:frame draw:id="id8" presentation:style-name="a47" draw:name="Footer Placeholder 4" svg:x="3.41667in" svg:y="6.95139in" svg:width="3.16667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7.16667in" svg:y="6.95139in" svg:width="2.3333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5in" svg:y="0.30035in" svg:width="9in" svg:height="1.2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5in" svg:y="1.75in" svg:width="9in" svg:height="4.94965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5in" svg:y="6.95139in" svg:width="2.3333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1.2.2020 г.</text:date></text:span></text:p>
        </draw:text-box>
        <svg:title/>
        <svg:desc/>
      </draw:frame>
      <draw:frame draw:id="id13" presentation:style-name="a79" draw:name="Footer Placeholder 4" svg:x="3.41667in" svg:y="6.95139in" svg:width="3.16667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7.16667in" svg:y="6.95139in" svg:width="2.3333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78993in" svg:y="4.81944in" svg:width="8.5in" svg:height="1.48958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78993in" svg:y="3.17882in" svg:width="8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5in" svg:y="6.95139in" svg:width="2.3333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1.2.2020 г.</text:date></text:span></text:p>
        </draw:text-box>
        <svg:title/>
        <svg:desc/>
      </draw:frame>
      <draw:frame draw:id="id18" presentation:style-name="a98" draw:name="Footer Placeholder 4" svg:x="3.41667in" svg:y="6.95139in" svg:width="3.16667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7.16667in" svg:y="6.95139in" svg:width="2.3333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5in" svg:y="0.30035in" svg:width="9in" svg:height="1.2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5in" svg:y="1.75in" svg:width="4.41667in" svg:height="4.94965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5.08333in" svg:y="1.75in" svg:width="4.41667in" svg:height="4.94965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5in" svg:y="6.95139in" svg:width="2.3333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1.2.2020 г.</text:date></text:span></text:p>
        </draw:text-box>
        <svg:title/>
        <svg:desc/>
      </draw:frame>
      <draw:frame draw:id="id24" presentation:style-name="a147" draw:name="Footer Placeholder 5" svg:x="3.41667in" svg:y="6.95139in" svg:width="3.16667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7.16667in" svg:y="6.95139in" svg:width="2.3333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5in" svg:y="0.30035in" svg:width="9in" svg:height="1.2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5in" svg:y="1.67882in" svg:width="4.4184in" svg:height="0.69965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5in" svg:y="2.37847in" svg:width="4.4184in" svg:height="4.32118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5.07986in" svg:y="1.67882in" svg:width="4.42014in" svg:height="0.69965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5.07986in" svg:y="2.37847in" svg:width="4.42014in" svg:height="4.32118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5in" svg:y="6.95139in" svg:width="2.3333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1.2.2020 г.</text:date></text:span></text:p>
        </draw:text-box>
        <svg:title/>
        <svg:desc/>
      </draw:frame>
      <draw:frame draw:id="id32" presentation:style-name="a204" draw:name="Footer Placeholder 7" svg:x="3.41667in" svg:y="6.95139in" svg:width="3.16667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7.16667in" svg:y="6.95139in" svg:width="2.3333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5in" svg:y="0.30035in" svg:width="9in" svg:height="1.2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5in" svg:y="6.95139in" svg:width="2.3333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1.2.2020 г.</text:date></text:span></text:p>
        </draw:text-box>
        <svg:title/>
        <svg:desc/>
      </draw:frame>
      <draw:frame draw:id="id36" presentation:style-name="a219" draw:name="Footer Placeholder 3" svg:x="3.41667in" svg:y="6.95139in" svg:width="3.16667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7.16667in" svg:y="6.95139in" svg:width="2.3333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5in" svg:y="6.95139in" svg:width="2.3333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1.2.2020 г.</text:date></text:span></text:p>
        </draw:text-box>
        <svg:title/>
        <svg:desc/>
      </draw:frame>
      <draw:frame draw:id="id39" presentation:style-name="a230" draw:name="Footer Placeholder 2" svg:x="3.41667in" svg:y="6.95139in" svg:width="3.16667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7.16667in" svg:y="6.95139in" svg:width="2.3333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5in" svg:y="0.29861in" svg:width="3.28993in" svg:height="1.27083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3.90972in" svg:y="0.29861in" svg:width="5.59028in" svg:height="6.40104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5in" svg:y="1.56944in" svg:width="3.28993in" svg:height="5.13021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5in" svg:y="6.95139in" svg:width="2.3333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1.2.2020 г.</text:date></text:span></text:p>
        </draw:text-box>
        <svg:title/>
        <svg:desc/>
      </draw:frame>
      <draw:frame draw:id="id45" presentation:style-name="a266" draw:name="Footer Placeholder 5" svg:x="3.41667in" svg:y="6.95139in" svg:width="3.16667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7.16667in" svg:y="6.95139in" svg:width="2.3333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1.96007in" svg:y="5.25in" svg:width="6in" svg:height="0.61979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1.96007in" svg:y="0.67014in" svg:width="6in" svg:height="4.5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1.96007in" svg:y="5.86979in" svg:width="6in" svg:height="0.88021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5in" svg:y="6.95139in" svg:width="2.3333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1.2.2020 г.</text:date></text:span></text:p>
        </draw:text-box>
        <svg:title/>
        <svg:desc/>
      </draw:frame>
      <draw:frame draw:id="id51" presentation:style-name="a288" draw:name="Footer Placeholder 5" svg:x="3.41667in" svg:y="6.95139in" svg:width="3.16667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7.16667in" svg:y="6.95139in" svg:width="2.3333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5in" svg:y="0.30035in" svg:width="9in" svg:height="1.2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5in" svg:y="1.75in" svg:width="9in" svg:height="4.94965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5in" svg:y="6.95139in" svg:width="2.3333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1.2.2020 г.</text:date></text:span></text:p>
        </draw:text-box>
        <svg:title/>
        <svg:desc/>
      </draw:frame>
      <draw:frame draw:id="id56" presentation:style-name="a320" draw:name="Footer Placeholder 4" svg:x="3.41667in" svg:y="6.95139in" svg:width="3.16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7.16667in" svg:y="6.95139in" svg:width="2.3333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7.25in" svg:y="0.30035in" svg:width="2.25in" svg:height="6.39931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5in" svg:y="0.30035in" svg:width="6.58333in" svg:height="6.39931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5in" svg:y="6.95139in" svg:width="2.3333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1.2.2020 г.</text:date></text:span></text:p>
        </draw:text-box>
        <svg:title/>
        <svg:desc/>
      </draw:frame>
      <draw:frame draw:id="id61" presentation:style-name="a352" draw:name="Footer Placeholder 4" svg:x="3.41667in" svg:y="6.95139in" svg:width="3.16667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7.16667in" svg:y="6.95139in" svg:width="2.3333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  <style:handout-master style:page-layout-name="pageLayout3" draw:style-name="a356">
      <draw:frame draw:id="id63" presentation:style-name="a359" draw:name="Header Placeholder 1" svg:x="0in" svg:y="0in" svg:width="3.22141in" svg:height="0.54288in" presentation:class="header" presentation:placeholder="false">
        <draw:text-box>
          <text:p text:style-name="a358" text:class-names="" text:cond-style-name=""><text:span text:style-name="a357" text:class-names=""/></text:p>
        </draw:text-box>
        <svg:title/>
        <svg:desc/>
      </draw:frame>
      <draw:frame draw:id="id64" presentation:style-name="a363" draw:name="Date Placeholder 2" svg:x="4.2109in" svg:y="0in" svg:width="3.22141in" svg:height="0.54288in" presentation:class="date-time" presentation:placeholder="false">
        <draw:text-box>
          <text:p text:style-name="a362" text:class-names="" text:cond-style-name=""><text:span text:style-name="a360" text:class-names=""><text:date text:fixed="false" style:data-style-name="a361">1.2.2020 г.</text:date></text:span></text:p>
        </draw:text-box>
        <svg:title/>
        <svg:desc/>
      </draw:frame>
      <draw:frame draw:id="id65" presentation:style-name="a366" draw:name="Footer Placeholder 3" svg:x="0in" svg:y="10.31287in" svg:width="3.22141in" svg:height="0.54288in" presentation:class="footer" presentation:placeholder="false">
        <draw:text-box>
          <text:p text:style-name="a365" text:class-names="" text:cond-style-name=""><text:span text:style-name="a364" text:class-names=""/></text:p>
        </draw:text-box>
        <svg:title/>
        <svg:desc/>
      </draw:frame>
      <draw:frame draw:id="id66" presentation:style-name="a369" draw:name="Slide Number Placeholder 4" svg:x="4.2109in" svg:y="10.31287in" svg:width="3.22141in" svg:height="0.54288in" presentation:class="page-number" presentation:placeholder="false">
        <draw:text-box>
          <text:p text:style-name="a368" text:class-names="" text:cond-style-name=""><text:span text:style-name="a367" text:class-names=""><text:page-number style:num-format="1" text:fixed="false"/></text:span></text:p>
        </draw:text-box>
        <svg:title/>
        <svg:desc/>
      </draw:frame>
      <draw:page-thumbnail draw:page-number="1" svg:x="0.5191in" svg:y="1.13542in" svg:width="3.04861in" svg:height="2.28646in"/>
      <draw:page-thumbnail draw:page-number="2" svg:x="3.86458in" svg:y="1.13542in" svg:width="3.04861in" svg:height="2.28646in"/>
      <draw:page-thumbnail draw:page-number="3" svg:x="0.5191in" svg:y="4.28299in" svg:width="3.04861in" svg:height="2.28646in"/>
      <draw:page-thumbnail draw:page-number="4" svg:x="3.86458in" svg:y="4.28299in" svg:width="3.04861in" svg:height="2.28646in"/>
      <draw:page-thumbnail draw:page-number="5" svg:x="0.5191in" svg:y="7.43056in" svg:width="3.04861in" svg:height="2.28646in"/>
      <draw:page-thumbnail draw:page-number="6" svg:x="3.86458in" svg:y="7.43056in" svg:width="3.04861in" svg:height="2.28646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 ЛЕКЦИЯ 10 ДОГОВОР </dc:title>
    <meta:initial-creator>Nevena Kaneva</meta:initial-creator>
    <dc:creator>Nevena Kaneva</dc:creator>
    <meta:creation-date>2015-01-29T04:46:24Z</meta:creation-date>
    <dc:date>2020-02-01T17:50:31Z</dc:date>
    <meta:print-date>2020-02-01T17:49:51Z</meta:print-date>
    <meta:editing-cycles>2</meta:editing-cycles>
    <meta:editing-duration>PT4844S</meta:editing-duration>
    <meta:document-statistic meta:paragraph-count="101" meta:word-count="732"/>
  </office:meta>
</office:document-meta>
</file>